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>
        <style:tab-stops>
          <style:tab-stop style:position="3.175cm"/>
        </style:tab-stops>
      </style:paragraph-properties>
    </style:style>
    <style:style style:name="P3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8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9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style:font-size-asian="12pt" style:font-name-complex="Arial" style:font-size-complex="12pt"/>
    </style:style>
    <style:style style:name="P11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$n_juzgado </text:p>
      <text:p text:style-name="P3">SE NOTIFICA. SOLICITA SE PROVEA.</text:p>
      <text:p text:style-name="P3"/>
      <text:p text:style-name="P4">Señor Juez:</text:p>
      <text:p text:style-name="P2"><text:span text:style-name="T6">$abogado_descripcion</text:span><text:span text:style-name="T5">, en mi carácter de apoderado de Cooperativa de Vivienda, Crédito y Consumo Cristal Ltda., con <text:s/>domicilio constituido en autos en calle 48 Nº 726, 5º Piso <text:s/>de La Plata,</text:span><text:span text:style-name="T4"> en los autos caratulados “</text:span><text:span text:style-name="T6">$nombre_empresa</text:span><text:span text:style-name="T5"> c/</text:span><text:span text:style-name="T4"> <text:s/></text:span><text:span text:style-name="T6">$nombreCliente</text:span><text:span text:style-name="T4"> s</text:span><text:span text:style-name="T5">/ Cobro Ejecutivo” </text:span><text:span text:style-name="T3">a V. S. digo:</text:span></text:p>
      <text:p text:style-name="P10"/>
      <text:p text:style-name="P9"><text:span text:style-name="T1">I.-</text:span><text:span text:style-name="T2"> Que por el presente me notifico del auto del día</text:span><text:span text:style-name="T6">$textoLibre_1 </text:span></text:p>
      <text:p text:style-name="P9"><text:span text:style-name="T1">II.-</text:span><text:span text:style-name="T2"> Que atento el estado de autos solicito se provea <text:s/>el escrito de inicio.</text:span></text:p>
      <text:p text:style-name="P10"/>
      <text:p text:style-name="P5">PROVEER DE CONFORMIDAD</text:p>
      <text:p text:style-name="P5">SERA JUSTICIA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16</dc:title>
    <meta:initial-creator>eugenia</meta:initial-creator>
    <meta:creation-date>2012-07-07T12:55:00</meta:creation-date>
    <dc:creator>silvia</dc:creator>
    <dc:date>2012-07-07T12:55:00</dc:date>
    <meta:print-date>2008-10-10T19:48:00</meta:print-date>
    <meta:editing-cycles>2</meta:editing-cycles>
    <meta:editing-duration>PT1M</meta:editing-duration>
    <meta:document-statistic meta:table-count="0" meta:image-count="0" meta:object-count="0" meta:page-count="1" meta:paragraph-count="8" meta:word-count="83" meta:character-count="514"/>
    <meta:generator>OpenOffice.org/3.3$Win32 OpenOffice.org_project/330m20$Build-9567</meta:generator>
  </office:meta>
</office:document-meta>
</file>